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08DD9628CDE.png" manifest:media-type=""/>
  <manifest:file-entry manifest:full-path="Pictures/10000000000007D0000003DC808C3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D" style:family="table-column">
      <style:table-column-properties style:column-width="3.98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officeooo:paragraph-rsid="000f7a8b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9" style:family="paragraph" style:parent-style-name="Table_20_Contents">
      <style:text-properties officeooo:paragraph-rsid="000d7b4e"/>
    </style:style>
    <style:style style:name="P10" style:family="paragraph" style:parent-style-name="Table_20_Contents">
      <style:text-properties officeooo:rsid="000d7b4e" officeooo:paragraph-rsid="000d7b4e"/>
    </style:style>
    <style:style style:name="P11" style:family="paragraph" style:parent-style-name="Table_20_Heading">
      <style:text-properties officeooo:rsid="000d7b4e" officeooo:paragraph-rsid="000d7b4e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f7a8b"/>
    </style:style>
    <style:style style:name="T6" style:family="text">
      <style:text-properties officeooo:rsid="000d7b4e"/>
    </style:style>
    <style:style style:name="T7" style:family="text">
      <style:text-properties officeooo:rsid="000e350e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7"/>
      <text:p text:style-name="P13"><text:date style:data-style-name="N76" text:date-value="2013-09-26T14:30:58">26 September 2013</text:date>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11">Searched By</text:p>
            </table:table-cell>
            <table:table-cell table:style-name="Table1.A1" office:value-type="string">
              <text:p text:style-name="P11">Searched On</text:p>
            </table:table-cell>
            <table:table-cell table:style-name="Table1.A1" office:value-type="string">
              <text:p text:style-name="P11">Sensor</text:p>
            </table:table-cell>
            <table:table-cell table:style-name="Table1.D1" office:value-type="string">
              <text:p text:style-name="P11">Date Range(s)</text:p>
            </table:table-cell>
          </table:table-row>
        </table:table-header-rows>
        <table:table-row>
          <table:table-cell table:style-name="Table1.A2" office:value-type="string">
            <text:p text:style-name="P10">{% xmlfor mySearch in mySearches %}{{mySearch.user.get_profile.first_name}}{{mySearch.user.get_profile.last_name}}</text:p>
          </table:table-cell>
          <table:table-cell table:style-name="Table1.A2" office:value-type="string">
            <text:p text:style-name="P10">{{mySearch.search_date|date:'D, d M Y, H:m'}}</text:p>
          </table:table-cell>
          <table:table-cell table:style-name="Table1.A2" office:value-type="string">
            <text:p text:style-name="P10">{{mySearch.satellite.operator_abbreviation}} – {{mySearch.instrumenttype.operator_abbreviation}}</text:p>
          </table:table-cell>
          <table:table-cell table:style-name="Table1.D2" office:value-type="string">
            <text:p text:style-name="P9"><text:span text:style-name="T6">{{mySearch.datesAsString}}</text:span><text:span text:style-name="T7">{% endxmlfor %}</text:span></text:p>
          </table:table-cell>
        </table:table-row>
      </table:table>
      <text:p text:style-name="P8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officeooo:paragraph-rsid="000f7a8b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f7a8b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9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304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09-26T14:30:58</dc:date>
    <meta:print-date>2011-10-04T14:25:00</meta:print-date>
    <meta:editing-cycles>12</meta:editing-cycles>
    <meta:editing-duration>PT13M46S</meta:editing-duration>
    <meta:generator>LibreOffice/4.0.3.3$MacOSX_x86 LibreOffice_project/0eaa50a932c8f2199a615e1eb30f7ac74279539</meta:generator>
    <meta:document-statistic meta:table-count="1" meta:image-count="3" meta:object-count="0" meta:page-count="1" meta:paragraph-count="15" meta:word-count="41" meta:character-count="481" meta:non-whitespace-character-count="452"/>
  </office:meta>
</office:document-meta>
</file>